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33cc66" style:text-align-source="fix" style:repeat-content="false" fo:wrap-option="wrap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5" style:family="table-cell" style:parent-style-name="Default">
      <style:table-cell-properties fo:wrap-option="wrap"/>
      <style:text-properties fo:font-size="11pt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</text:p>
          </table:table-cell>
          <table:table-cell table:style-name="ce3" office:value-type="string" calcext:value-type="string">
            <text:p>Beschreibu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nd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trag</text:p>
          </table:table-cell>
          <table:table-cell/>
          <table:table-cell office:value-type="string" calcext:value-type="string">
            <text:p>sind an Mandanten und Organisationseinheiten gebunden; haben einen Besitz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ragsinha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änder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ver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ugr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swert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inüberwac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stenüberwac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dantenfäh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verwaltungssoftwa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orkflow-Engine</text:p>
          </table:table-cell>
          <table:table-cell/>
          <table:table-cell office:value-type="string" calcext:value-type="string">
            <text:p>Dient der Überwachung von Verträgen; Kontrolliert Benachrichtigungsfunktion und Eskalationsmanag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umentenverwalt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achrichtigungswese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Mandanten</text:p>
          </table:table-cell>
          <table:table-cell/>
          <table:table-cell office:value-type="string" calcext:value-type="string">
            <text:p>?„Teile des Unternehmens“?; haben eigene Buchungskreise; haben min. einen Koordinator; ergeben sich aus Organigramm (<text:a xlink:href="http://www.bezirkskliniken-schwaben.de/unternehmen/organigramm.html" xlink:type="simple">http://www.bezirkskliniken-schwaben.de/unternehmen/organigramm.html</text:a>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sationseinhei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itz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dantenübergreif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rst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ice Cen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stenste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kos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ar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ort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et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operations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stenar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V-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kommunikations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Überwac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achrichtigungsfunk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kalationsmanagemen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ispatcher</text:p>
          </table:table-cell>
          <table:table-cell/>
          <table:table-cell office:value-type="string" calcext:value-type="string">
            <text:p>Pflegt komplette Vertragsdaten; Rechte Vergabe auf bestimmten Vertrag; Laufzeit-/ Fristüberwachung; Aktualisierung der Vertragsdat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atcher-Funk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gi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süb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echtig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führ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dizi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fgab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hmen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nzel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stellb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ichtwe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rtmöglichke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ku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uzuordn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wal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dortverwalt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ktionale Anforder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abschlu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l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manage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erschriftsberechtigt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Vertragsinhaber</text:p>
          </table:table-cell>
          <table:table-cell/>
          <table:table-cell office:value-type="string" calcext:value-type="string">
            <text:p>Person die den Vertrag unterzeichnet und das Original besitzt; er bestimmt den Koordina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rbeitungsstat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flichtfeld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n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uordnun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Koordinator</text:p>
          </table:table-cell>
          <table:table-cell/>
          <table:table-cell office:value-type="string" calcext:value-type="string">
            <text:p>Person in deren Zuständigkeitsbereich ein Vertrag fällt; bestimmt Dispatcher und Vertretung; bestimmt leseberechtigte Nutzer; erste Eskalationsstufe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vollständig (Verträg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vollständige 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anl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atcher zuwei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uwei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benachrichtig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st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ailansic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vollständigke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lständigkeit (Vertra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p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chlad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ding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zeugt (Aufgab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iv (Statu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fgabenfens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ine aktiven Ver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ive Veträ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derf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lau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ntrale Stel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wischengeschaltet (zur Anlag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uweis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ormi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rläuf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rläufiger Dispatc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gült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gültiger Dispatc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gültiger Dispatcher zuwei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öschen (Vertra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gült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ardauswert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erech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erechte Vergebe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tammdaten</text:p>
          </table:table-cell>
          <table:table-cell/>
          <table:table-cell office:value-type="string" calcext:value-type="string">
            <text:p>werden vom Administrator gepflegt; können nur geläscht werden, wenn sie keinem aktiven Vertrag zugeordnet si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utzer</text:p>
          </table:table-cell>
          <table:table-cell/>
          <table:table-cell office:value-type="string" calcext:value-type="string">
            <text:p>kann Verträge suchen; hat lesenden zugrif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ministrator</text:p>
          </table:table-cell>
          <table:table-cell/>
          <table:table-cell office:value-type="string" calcext:value-type="string">
            <text:p>Pflegt Stammdaten; nicht berechtigt zur Anzeige/ Bearbeitung von Verträg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omatisi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hören (Abteilun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lten (Vertrag für jmd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teil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weitern (Berechtigunge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s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hen (Verträg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zeigen (Verträg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fgelistet (Verträg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nstellbare (Parameter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me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filt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t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hkriteri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mplexe Suchkriteri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nnerungster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kalationster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ft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erla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ftware (dies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zeichn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itextfe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ündigung (Fel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stiger Schriftverkehr (Fel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riftverke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merkung (Fel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swertungsmöglichkei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ntcontroll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incontroll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controll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swerungsexplor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bellenform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rtieren (Auswerungsexplorer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ausliefer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sentliche Auswert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ken (für Stammdatenverwaltun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gra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hnen und Förd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hhaltungssic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hungskre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erabteil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teilungslei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bt (Rechte und Pflichten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ertragstypen</text:p>
          </table:table-cell>
          <table:table-cell/>
          <table:table-cell office:value-type="string" calcext:value-type="string">
            <text:p>einteilung der Verträge zur besseren Auswertung; <text:s/>z.B. IT-Verträge, Telekommunikationsverträge, Liegenschaften; es gibt auch Unterarten dieser Typ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ragskategori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egenschaf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stungsempfäng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tungserbring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erarten (von Verträge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uf (Vertragsar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sing (Vertragsar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ete (Vertragsar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tung (Vertragsar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nstleistung (Vertragsar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stenstellenplä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ngabemask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rtfunk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rtfunk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alanforder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sv (Date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reditor</text:p>
          </table:table-cell>
          <table:table-cell/>
          <table:table-cell office:value-type="string" calcext:value-type="string">
            <text:p>Gläubiger von Forderungen aus Lieferungen/ Leistungen; auch Lieferant/ Dienstle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itor</text:p>
          </table:table-cell>
          <table:table-cell/>
          <table:table-cell office:value-type="string" calcext:value-type="string">
            <text:p>Schuldner aus Lieferungen/ Leistung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anlage (Kreditoren/Debitore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utzerverwalt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utzeranl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ellvertretender Dispatcher</text:p>
          </table:table-cell>
          <table:table-cell/>
          <table:table-cell office:value-type="string" calcext:value-type="string">
            <text:p>Stellvertreter des Dispatchers; hat gleiche Rechte wie dies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tribut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ctive Directory</text:p>
          </table:table-cell>
          <table:table-cell/>
          <table:table-cell office:value-type="string" calcext:value-type="string">
            <text:p>Verzeichnisdienst von Microsoft; weiter Infos: <text:a xlink:href="https://technet.microsoft.com/de-de/library/dd448614.aspx" xlink:type="simple">https://technet.microsoft.com/de-de/library/dd448614.aspx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uppenn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up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gleich (Active Directory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hteverga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rren (Benutzer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entifizierung (Active Directory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ail-Adresse (Active Directory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nnerungsmai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adres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allei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-Lei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LZ-Lei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kalationsstu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fzeitüberwac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alisierung (Vertragsdate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zer</text:p>
          </table:table-cell>
          <table:table-cell/>
          <table:table-cell office:value-type="string" calcext:value-type="string">
            <text:p>siehe Benutz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ender Zugr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atorrech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übergreifende Leserech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sationsstrukt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dantenübergreifende Auswert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n (Vertrag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terne Vertragsnummer (Daten)</text:p>
          </table:table-cell>
          <table:table-cell/>
          <table:table-cell office:value-type="string" calcext:value-type="string">
            <text:p>Teil eines Vertrags; ist eindeutig; wird automatisch erzeug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ragsnummer (Inter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terne Vertragsnummer (Daten)</text:p>
          </table:table-cell>
          <table:table-cell/>
          <table:table-cell office:value-type="string" calcext:value-type="string">
            <text:p>Teil eines Vertrags; Nummer die Vertragspartner Vergeben 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ragsnummer (Exter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zeichnung (Daten)</text:p>
          </table:table-cell>
          <table:table-cell/>
          <table:table-cell office:value-type="string" calcext:value-type="string">
            <text:p>Teil eines Vertrags; Pflichtfeld; kann frei vergeben wer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tragstyp (Daten)</text:p>
          </table:table-cell>
          <table:table-cell/>
          <table:table-cell office:value-type="string" calcext:value-type="string">
            <text:p>Teil eines Vertrags; Pflichtfeld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swahlfel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erart (Daten</text:p>
          </table:table-cell>
          <table:table-cell/>
          <table:table-cell office:value-type="string" calcext:value-type="string">
            <text:p>Teil eines Vertrags; Unterart von Vertrags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ertragsinhaber (Daten)</text:p>
          </table:table-cell>
          <table:table-cell/>
          <table:table-cell table:style-name="ce5" office:value-type="string" calcext:value-type="string">
            <text:p>Teil eines Vertrags; Person mit der Berechtigung Vertragsinha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oordinator (Daten)</text:p>
          </table:table-cell>
          <table:table-cell/>
          <table:table-cell office:value-type="string" calcext:value-type="string">
            <text:p>Teil eines Vertrags; Person mit der berechtigung Koordinato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Zugeordnete Abteilung (Daten)</text:p>
          </table:table-cell>
          <table:table-cell/>
          <table:table-cell office:value-type="string" calcext:value-type="string">
            <text:p>Teil eines Vertrags; Abteilung für die der Vertrag Gültigkeit besitzt/ abgeschlossen wurd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Überwachende Abteilung (Daten)</text:p>
          </table:table-cell>
          <table:table-cell/>
          <table:table-cell office:value-type="string" calcext:value-type="string">
            <text:p>Teil eines Vertrags; Abteilung des Dispachters der die Überwachung übernehmen soll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Kosten (Daten)</text:p>
          </table:table-cell>
          <table:table-cell/>
          <table:table-cell office:value-type="string" calcext:value-type="string">
            <text:p>Teil eines Vertrags; effektiven Nettokosten pro Jahr; wird durch Flags ergänzt(Vorauskasse, Variabel, Anpassung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Zahlungsbeginn (Daten)</text:p>
          </table:table-cell>
          <table:table-cell/>
          <table:table-cell office:value-type="string" calcext:value-type="string">
            <text:p>Teil eines Vertrags; Fälligkeit der ersten Zahlung, falls abweichend von Vertragsbegi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hlungsintervall (Daten)</text:p>
          </table:table-cell>
          <table:table-cell/>
          <table:table-cell office:value-type="string" calcext:value-type="string">
            <text:p>Teil eines Vertrags; Angabe in Monate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Kostenstelle (Daten)</text:p>
          </table:table-cell>
          <table:table-cell/>
          <table:table-cell office:value-type="string" calcext:value-type="string">
            <text:p>Teil eines Vertrags; wird mit Vertragskosten belastet; es kann mehrere Kostenstellen für einen Vertrag geb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ostenart (Daten)</text:p>
          </table:table-cell>
          <table:table-cell/>
          <table:table-cell office:value-type="string" calcext:value-type="string">
            <text:p>Teil eines Vertrags; Wahl zwischen Kreditor oder Deb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editor/Debitor (Date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tragsbeginn (Daten)</text:p>
          </table:table-cell>
          <table:table-cell/>
          <table:table-cell office:value-type="string" calcext:value-type="string">
            <text:p>Teil eines Vertrags; Pflichtfeld; Inkrafttreten des Vertrag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ündigungsfrist (Daten)</text:p>
          </table:table-cell>
          <table:table-cell/>
          <table:table-cell office:value-type="string" calcext:value-type="string">
            <text:p>Teil eines Vertrags; Angabe in Tagen/ Monat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orzeitiger Kündigungstermin (Daten)</text:p>
          </table:table-cell>
          <table:table-cell/>
          <table:table-cell office:value-type="string" calcext:value-type="string">
            <text:p>Teil eines Vertrags; nächstmöglicher Kündigungstermin, falls Kündigung vor Vertragsende möglic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ertragsende (Daten)</text:p>
          </table:table-cell>
          <table:table-cell/>
          <table:table-cell office:value-type="string" calcext:value-type="string">
            <text:p>Teil eines Vertrags; Eintrag falls Vertrag automatisch ausläu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innerung (Date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kalation (Daten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Vertragsstatus (Daten)</text:p>
          </table:table-cell>
          <table:table-cell/>
          <table:table-cell office:value-type="string" calcext:value-type="string">
            <text:p>Teil eines Vertrags; folgende Möglichkeiten: unvollständig(Daten unvollständig oder kein Vertragsdokument hochgeladen und zugeordenet), aktiv, gekündigt, beend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beding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litätsanforderung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llenbeschreib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utzerstamm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ültigkeit (Vertra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rauskas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nmalzahl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geja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kündigt (Vertragsstatu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ndet (Vertragsstatu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ragsdoku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dezei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utzerfreundl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uiti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ML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entinstall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soft SQL 2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le sign 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tragsarten</text:p>
          </table:table-cell>
          <table:table-cell/>
          <table:table-cell office:value-type="string" calcext:value-type="string">
            <text:p>Genauere Einteilung der Verträge; z.B. Supportvertrag, Mietvertrag; Kooperationsvertra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anigramm</text:p>
          </table:table-cell>
          <table:table-cell/>
          <table:table-cell office:value-type="string" calcext:value-type="string">
            <text:p>Unternehmensstrucktur; <text:a xlink:href="http://www.bezirkskliniken-schwaben.de/unternehmen/organigramm.html" xlink:type="simple">http://www.bezirkskliniken-schwaben.de/unternehmen/organigramm.html</text:a></text:p>
          </table:table-cell>
          <table:table-cell table:number-columns-repeated="1021"/>
        </table:table-row>
        <table:table-row table:style-name="ro2" table:number-rows-repeated="10483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.00.0000</text:date>, <text:time style:data-style-name="N2" text:time-value="10:33:36.6469747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5:17:57.590000000</meta:creation-date>
    <dc:date>2016-04-16T11:33:51.540106088</dc:date>
    <meta:editing-duration>PT26M9S</meta:editing-duration>
    <meta:editing-cycles>9</meta:editing-cycles>
    <meta:generator>LibreOffice/4.2.8.2$Linux_X86_64 LibreOffice_project/420m0$Build-2</meta:generator>
    <meta:document-statistic meta:table-count="1" meta:cell-count="284" meta:object-count="0"/>
  </office:meta>
</office:document-meta>
</file>